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</style:style>
    <style:style style:name="ce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fo:background-color="#D9D9D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1" table:number-columns-repeated="1011" table:default-cell-style-name="ce1"/>
        <table:table-column table:style-name="co4" table:number-columns-repeated="1536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2" table:number-rows-spanned="1" table:style-name="ce9">
            <text:p>Tempos de Execução (s)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Sequencial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office:value-type="string" table:style-name="ce3">
            <text:p>thread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">
            <text:p>Execuç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float" office:value="800" table:style-name="ce6">
            <text:p>800,0</text:p>
          </table:table-cell>
          <table:table-cell office:value-type="float" office:value="407.6" table:style-name="ce6">
            <text:p>407,6</text:p>
          </table:table-cell>
          <table:table-cell office:value-type="float" office:value="240.9" table:style-name="ce6">
            <text:p>240,9</text:p>
          </table:table-cell>
          <table:table-cell office:value-type="float" office:value="178.1" table:style-name="ce6">
            <text:p>178,1</text:p>
          </table:table-cell>
          <table:table-cell office:value-type="float" office:value="148.1" table:style-name="ce6">
            <text:p>148,1</text:p>
          </table:table-cell>
          <table:table-cell office:value-type="float" office:value="139.9" table:style-name="ce6">
            <text:p>139,9</text:p>
          </table:table-cell>
          <table:table-cell office:value-type="float" office:value="123.1" table:style-name="ce6">
            <text:p>123,1</text:p>
          </table:table-cell>
          <table:table-cell office:value-type="float" office:value="107.5" table:style-name="ce6">
            <text:p>107,5</text:p>
          </table:table-cell>
          <table:table-cell office:value-type="float" office:value="102.5" table:style-name="ce6">
            <text:p>102,5</text:p>
          </table:table-cell>
          <table:table-cell office:value-type="float" office:value="98" table:style-name="ce6">
            <text:p>98,0</text:p>
          </table:table-cell>
          <table:table-cell office:value-type="float" office:value="97" table:style-name="ce6">
            <text:p>97,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float" office:value="790" table:style-name="ce6">
            <text:p>790,0</text:p>
          </table:table-cell>
          <table:table-cell office:value-type="float" office:value="386.9" table:style-name="ce6">
            <text:p>386,9</text:p>
          </table:table-cell>
          <table:table-cell office:value-type="float" office:value="229.3" table:style-name="ce6">
            <text:p>229,3</text:p>
          </table:table-cell>
          <table:table-cell office:value-type="float" office:value="165.8" table:style-name="ce6">
            <text:p>165,8</text:p>
          </table:table-cell>
          <table:table-cell office:value-type="float" office:value="154.80000000000001" table:style-name="ce6">
            <text:p>154,8</text:p>
          </table:table-cell>
          <table:table-cell office:value-type="float" office:value="142.69999999999999" table:style-name="ce6">
            <text:p>142,7</text:p>
          </table:table-cell>
          <table:table-cell office:value-type="float" office:value="118.9" table:style-name="ce6">
            <text:p>118,9</text:p>
          </table:table-cell>
          <table:table-cell office:value-type="float" office:value="110" table:style-name="ce6">
            <text:p>110,0</text:p>
          </table:table-cell>
          <table:table-cell office:value-type="float" office:value="107.1" table:style-name="ce6">
            <text:p>107,1</text:p>
          </table:table-cell>
          <table:table-cell office:value-type="float" office:value="97.1" table:style-name="ce6">
            <text:p>97,1</text:p>
          </table:table-cell>
          <table:table-cell office:value-type="float" office:value="96.9" table:style-name="ce6">
            <text:p>96,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float" office:value="795" table:style-name="ce6">
            <text:p>795,0</text:p>
          </table:table-cell>
          <table:table-cell office:value-type="float" office:value="391.1" table:style-name="ce6">
            <text:p>391,1</text:p>
          </table:table-cell>
          <table:table-cell office:value-type="float" office:value="228.4" table:style-name="ce6">
            <text:p>228,4</text:p>
          </table:table-cell>
          <table:table-cell office:value-type="float" office:value="170.9" table:style-name="ce6">
            <text:p>170,9</text:p>
          </table:table-cell>
          <table:table-cell office:value-type="float" office:value="149" table:style-name="ce6">
            <text:p>149,0</text:p>
          </table:table-cell>
          <table:table-cell office:value-type="float" office:value="138.30000000000001" table:style-name="ce6">
            <text:p>138,3</text:p>
          </table:table-cell>
          <table:table-cell office:value-type="float" office:value="117.1" table:style-name="ce6">
            <text:p>117,1</text:p>
          </table:table-cell>
          <table:table-cell office:value-type="float" office:value="102.2" table:style-name="ce6">
            <text:p>102,2</text:p>
          </table:table-cell>
          <table:table-cell office:value-type="float" office:value="101.3" table:style-name="ce6">
            <text:p>101,3</text:p>
          </table:table-cell>
          <table:table-cell office:value-type="float" office:value="98.5" table:style-name="ce6">
            <text:p>98,5</text:p>
          </table:table-cell>
          <table:table-cell office:value-type="float" office:value="95.5" table:style-name="ce6">
            <text:p>95,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float" office:value="798" table:style-name="ce6">
            <text:p>798,0</text:p>
          </table:table-cell>
          <table:table-cell office:value-type="float" office:value="389.8" table:style-name="ce6">
            <text:p>389,8</text:p>
          </table:table-cell>
          <table:table-cell office:value-type="float" office:value="229.5" table:style-name="ce6">
            <text:p>229,5</text:p>
          </table:table-cell>
          <table:table-cell office:value-type="float" office:value="169.6" table:style-name="ce6">
            <text:p>169,6</text:p>
          </table:table-cell>
          <table:table-cell office:value-type="float" office:value="150.80000000000001" table:style-name="ce6">
            <text:p>150,8</text:p>
          </table:table-cell>
          <table:table-cell office:value-type="float" office:value="141.6" table:style-name="ce6">
            <text:p>141,6</text:p>
          </table:table-cell>
          <table:table-cell office:value-type="float" office:value="120.8" table:style-name="ce6">
            <text:p>120,8</text:p>
          </table:table-cell>
          <table:table-cell office:value-type="float" office:value="105.3" table:style-name="ce6">
            <text:p>105,3</text:p>
          </table:table-cell>
          <table:table-cell office:value-type="float" office:value="104.7" table:style-name="ce6">
            <text:p>104,7</text:p>
          </table:table-cell>
          <table:table-cell office:value-type="float" office:value="99.2" table:style-name="ce6">
            <text:p>99,2</text:p>
          </table:table-cell>
          <table:table-cell office:value-type="float" office:value="96.1" table:style-name="ce6">
            <text:p>96,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style-name="ce6"/>
          <table:table-cell office:value-type="float" office:value="397.3" table:style-name="ce6">
            <text:p>397,3</text:p>
          </table:table-cell>
          <table:table-cell office:value-type="float" office:value="230.8" table:style-name="ce6">
            <text:p>230,8</text:p>
          </table:table-cell>
          <table:table-cell office:value-type="float" office:value="166" table:style-name="ce6">
            <text:p>166,0</text:p>
          </table:table-cell>
          <table:table-cell office:value-type="float" office:value="155.30000000000001" table:style-name="ce6">
            <text:p>155,3</text:p>
          </table:table-cell>
          <table:table-cell office:value-type="float" office:value="140.19999999999999" table:style-name="ce6">
            <text:p>140,2</text:p>
          </table:table-cell>
          <table:table-cell office:value-type="float" office:value="121.3" table:style-name="ce6">
            <text:p>121,3</text:p>
          </table:table-cell>
          <table:table-cell office:value-type="float" office:value="106.7" table:style-name="ce6">
            <text:p>106,7</text:p>
          </table:table-cell>
          <table:table-cell office:value-type="float" office:value="106.3" table:style-name="ce6">
            <text:p>106,3</text:p>
          </table:table-cell>
          <table:table-cell office:value-type="float" office:value="100.1" table:style-name="ce6">
            <text:p>100,1</text:p>
          </table:table-cell>
          <table:table-cell office:value-type="float" office:value="97.2" table:style-name="ce6">
            <text:p>97,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style-name="ce6"/>
          <table:table-cell office:value-type="float" office:value="379.8" table:style-name="ce6">
            <text:p>379,8</text:p>
          </table:table-cell>
          <table:table-cell office:value-type="float" office:value="228.2" table:style-name="ce6">
            <text:p>228,2</text:p>
          </table:table-cell>
          <table:table-cell office:value-type="float" office:value="175.5" table:style-name="ce6">
            <text:p>175,5</text:p>
          </table:table-cell>
          <table:table-cell office:value-type="float" office:value="147.6" table:style-name="ce6">
            <text:p>147,6</text:p>
          </table:table-cell>
          <table:table-cell office:value-type="float" office:value="139.4" table:style-name="ce6">
            <text:p>139,4</text:p>
          </table:table-cell>
          <table:table-cell office:value-type="float" office:value="119" table:style-name="ce6">
            <text:p>119,0</text:p>
          </table:table-cell>
          <table:table-cell office:value-type="float" office:value="111" table:style-name="ce6">
            <text:p>111,0</text:p>
          </table:table-cell>
          <table:table-cell office:value-type="float" office:value="102.1" table:style-name="ce6">
            <text:p>102,1</text:p>
          </table:table-cell>
          <table:table-cell office:value-type="float" office:value="97.7" table:style-name="ce6">
            <text:p>97,7</text:p>
          </table:table-cell>
          <table:table-cell office:value-type="float" office:value="96.3" table:style-name="ce6">
            <text:p>96,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style-name="ce6"/>
          <table:table-cell office:value-type="float" office:value="401" table:style-name="ce6">
            <text:p>401,0</text:p>
          </table:table-cell>
          <table:table-cell office:value-type="float" office:value="231.1" table:style-name="ce6">
            <text:p>231,1</text:p>
          </table:table-cell>
          <table:table-cell office:value-type="float" office:value="169.8" table:style-name="ce6">
            <text:p>169,8</text:p>
          </table:table-cell>
          <table:table-cell office:value-type="float" office:value="149.5" table:style-name="ce6">
            <text:p>149,5</text:p>
          </table:table-cell>
          <table:table-cell office:value-type="float" office:value="143" table:style-name="ce6">
            <text:p>143,0</text:p>
          </table:table-cell>
          <table:table-cell office:value-type="float" office:value="118.5" table:style-name="ce6">
            <text:p>118,5</text:p>
          </table:table-cell>
          <table:table-cell office:value-type="float" office:value="109.9" table:style-name="ce6">
            <text:p>109,9</text:p>
          </table:table-cell>
          <table:table-cell office:value-type="float" office:value="100.7" table:style-name="ce6">
            <text:p>100,7</text:p>
          </table:table-cell>
          <table:table-cell office:value-type="float" office:value="98.3" table:style-name="ce6">
            <text:p>98,3</text:p>
          </table:table-cell>
          <table:table-cell office:value-type="float" office:value="95.6" table:style-name="ce6">
            <text:p>95,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style-name="ce6"/>
          <table:table-cell office:value-type="float" office:value="388.7" table:style-name="ce6">
            <text:p>388,7</text:p>
          </table:table-cell>
          <table:table-cell office:value-type="float" office:value="226.9" table:style-name="ce6">
            <text:p>226,9</text:p>
          </table:table-cell>
          <table:table-cell office:value-type="float" office:value="167.9" table:style-name="ce6">
            <text:p>167,9</text:p>
          </table:table-cell>
          <table:table-cell office:value-type="float" office:value="151" table:style-name="ce6">
            <text:p>151,0</text:p>
          </table:table-cell>
          <table:table-cell office:value-type="float" office:value="141.1" table:style-name="ce6">
            <text:p>141,1</text:p>
          </table:table-cell>
          <table:table-cell office:value-type="float" office:value="120.6" table:style-name="ce6">
            <text:p>120,6</text:p>
          </table:table-cell>
          <table:table-cell office:value-type="float" office:value="101.7" table:style-name="ce6">
            <text:p>101,7</text:p>
          </table:table-cell>
          <table:table-cell office:value-type="float" office:value="103.6" table:style-name="ce6">
            <text:p>103,6</text:p>
          </table:table-cell>
          <table:table-cell office:value-type="float" office:value="98.5" table:style-name="ce6">
            <text:p>98,5</text:p>
          </table:table-cell>
          <table:table-cell office:value-type="float" office:value="97" table:style-name="ce6">
            <text:p>97,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style-name="ce6"/>
          <table:table-cell office:value-type="float" office:value="389.3" table:style-name="ce6">
            <text:p>389,3</text:p>
          </table:table-cell>
          <table:table-cell office:value-type="float" office:value="229.5" table:style-name="ce6">
            <text:p>229,5</text:p>
          </table:table-cell>
          <table:table-cell office:value-type="float" office:value="171.4" table:style-name="ce6">
            <text:p>171,4</text:p>
          </table:table-cell>
          <table:table-cell office:value-type="float" office:value="150.19999999999999" table:style-name="ce6">
            <text:p>150,2</text:p>
          </table:table-cell>
          <table:table-cell office:value-type="float" office:value="137.30000000000001" table:style-name="ce6">
            <text:p>137,3</text:p>
          </table:table-cell>
          <table:table-cell office:value-type="float" office:value="123.9" table:style-name="ce6">
            <text:p>123,9</text:p>
          </table:table-cell>
          <table:table-cell office:value-type="float" office:value="102.6" table:style-name="ce6">
            <text:p>102,6</text:p>
          </table:table-cell>
          <table:table-cell office:value-type="float" office:value="104.9" table:style-name="ce6">
            <text:p>104,9</text:p>
          </table:table-cell>
          <table:table-cell office:value-type="float" office:value="97.6" table:style-name="ce6">
            <text:p>97,6</text:p>
          </table:table-cell>
          <table:table-cell office:value-type="float" office:value="98.1" table:style-name="ce6">
            <text:p>98,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style-name="ce6"/>
          <table:table-cell office:value-type="float" office:value="383.5" table:style-name="ce6">
            <text:p>383,5</text:p>
          </table:table-cell>
          <table:table-cell office:value-type="float" office:value="238.2" table:style-name="ce6">
            <text:p>238,2</text:p>
          </table:table-cell>
          <table:table-cell office:value-type="float" office:value="173.1" table:style-name="ce6">
            <text:p>173,1</text:p>
          </table:table-cell>
          <table:table-cell office:value-type="float" office:value="147.30000000000001" table:style-name="ce6">
            <text:p>147,3</text:p>
          </table:table-cell>
          <table:table-cell office:value-type="float" office:value="138.19999999999999" table:style-name="ce6">
            <text:p>138,2</text:p>
          </table:table-cell>
          <table:table-cell office:value-type="float" office:value="117.6" table:style-name="ce6">
            <text:p>117,6</text:p>
          </table:table-cell>
          <table:table-cell office:value-type="float" office:value="104.1" table:style-name="ce6">
            <text:p>104,1</text:p>
          </table:table-cell>
          <table:table-cell office:value-type="float" office:value="101.9" table:style-name="ce6">
            <text:p>101,9</text:p>
          </table:table-cell>
          <table:table-cell office:value-type="float" office:value="99.1" table:style-name="ce6">
            <text:p>99,1</text:p>
          </table:table-cell>
          <table:table-cell office:value-type="float" office:value="96.5" table:style-name="ce6">
            <text:p>96,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7">
            <text:p>Média</text:p>
          </table:table-cell>
          <table:table-cell office:value-type="float" office:value="795.75" table:formula="of:=AVERAGE([.C6:.C15])" table:style-name="ce8">
            <text:p>795,8</text:p>
          </table:table-cell>
          <table:table-cell office:value-type="float" office:value="391.5" table:formula="of:=AVERAGE([.D6:.D15])" table:style-name="ce8">
            <text:p>391,5</text:p>
          </table:table-cell>
          <table:table-cell office:value-type="float" office:value="231.28000000000003" table:formula="of:=AVERAGE([.E6:.E15])" table:style-name="ce8">
            <text:p>231,3</text:p>
          </table:table-cell>
          <table:table-cell office:value-type="float" office:value="170.81" table:formula="of:=AVERAGE([.F6:.F15])" table:style-name="ce8">
            <text:p>170,8</text:p>
          </table:table-cell>
          <table:table-cell office:value-type="float" office:value="150.35999999999999" table:formula="of:=AVERAGE([.G6:.G15])" table:style-name="ce8">
            <text:p>150,4</text:p>
          </table:table-cell>
          <table:table-cell office:value-type="float" office:value="140.17000000000002" table:formula="of:=AVERAGE([.H6:.H15])" table:style-name="ce8">
            <text:p>140,2</text:p>
          </table:table-cell>
          <table:table-cell office:value-type="float" office:value="120.08" table:formula="of:=AVERAGE([.I6:.I15])" table:style-name="ce8">
            <text:p>120,1</text:p>
          </table:table-cell>
          <table:table-cell office:value-type="float" office:value="106.1" table:formula="of:=AVERAGE([.J6:.J15])" table:style-name="ce8">
            <text:p>106,1</text:p>
          </table:table-cell>
          <table:table-cell office:value-type="float" office:value="103.51000000000002" table:formula="of:=AVERAGE([.K6:.K15])" table:style-name="ce8">
            <text:p>103,5</text:p>
          </table:table-cell>
          <table:table-cell office:value-type="float" office:value="98.41" table:formula="of:=AVERAGE([.L6:.L15])" table:style-name="ce8">
            <text:p>98,4</text:p>
          </table:table-cell>
          <table:table-cell office:value-type="float" office:value="96.62" table:formula="of:=AVERAGE([.M6:.M15])" table:style-name="ce8">
            <text:p>96,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5">
            <text:p>Speed-up</text:p>
          </table:table-cell>
          <table:table-cell table:style-name="ce8"/>
          <table:table-cell office:value-type="float" office:value="1" table:formula="of:=[.$D$16]/[.D16]" table:style-name="ce8">
            <text:p>1,0</text:p>
          </table:table-cell>
          <table:table-cell office:value-type="float" office:value="1.6927533725354547" table:formula="of:=[.$D$16]/[.E16]" table:style-name="ce8">
            <text:p>1,7</text:p>
          </table:table-cell>
          <table:table-cell office:value-type="float" office:value="2.2920203735144313" table:formula="of:=[.$D$16]/[.F16]" table:style-name="ce8">
            <text:p>2,3</text:p>
          </table:table-cell>
          <table:table-cell office:value-type="float" office:value="2.6037509976057467" table:formula="of:=[.$D$16]/[.G16]" table:style-name="ce8">
            <text:p>2,6</text:p>
          </table:table-cell>
          <table:table-cell office:value-type="float" office:value="2.7930370264678603" table:formula="of:=[.$D$16]/[.H16]" table:style-name="ce8">
            <text:p>2,8</text:p>
          </table:table-cell>
          <table:table-cell office:value-type="float" office:value="3.2603264490339776" table:formula="of:=[.$D$16]/[.I16]" table:style-name="ce8">
            <text:p>3,3</text:p>
          </table:table-cell>
          <table:table-cell office:value-type="float" office:value="3.6899151743638079" table:formula="of:=[.$D$16]/[.J16]" table:style-name="ce8">
            <text:p>3,7</text:p>
          </table:table-cell>
          <table:table-cell office:value-type="float" office:value="3.7822432615206254" table:formula="of:=[.$D$16]/[.K16]" table:style-name="ce8">
            <text:p>3,8</text:p>
          </table:table-cell>
          <table:table-cell office:value-type="float" office:value="3.9782542424550353" table:formula="of:=[.$D$16]/[.L16]" table:style-name="ce8">
            <text:p>4,0</text:p>
          </table:table-cell>
          <table:table-cell office:value-type="float" office:value="4.0519561167460152" table:formula="of:=[.$D$16]/[.M16]" table:style-name="ce8">
            <text:p>4,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5">
            <text:p>Eficiência</text:p>
          </table:table-cell>
          <table:table-cell table:style-name="ce8"/>
          <table:table-cell office:value-type="float" office:value="1" table:formula="of:=[.D17]/[.D5]" table:style-name="ce8">
            <text:p>1,0</text:p>
          </table:table-cell>
          <table:table-cell office:value-type="float" office:value="0.84637668626772733" table:formula="of:=[.E17]/[.E5]" table:style-name="ce8">
            <text:p>0,8</text:p>
          </table:table-cell>
          <table:table-cell office:value-type="float" office:value="0.76400679117147707" table:formula="of:=[.F17]/[.F5]" table:style-name="ce8">
            <text:p>0,8</text:p>
          </table:table-cell>
          <table:table-cell office:value-type="float" office:value="0.65093774940143667" table:formula="of:=[.G17]/[.G5]" table:style-name="ce8">
            <text:p>0,7</text:p>
          </table:table-cell>
          <table:table-cell office:value-type="float" office:value="0.55860740529357211" table:formula="of:=[.H17]/[.H5]" table:style-name="ce8">
            <text:p>0,6</text:p>
          </table:table-cell>
          <table:table-cell office:value-type="float" office:value="0.54338774150566294" table:formula="of:=[.I17]/[.I5]" table:style-name="ce8">
            <text:p>0,5</text:p>
          </table:table-cell>
          <table:table-cell office:value-type="float" office:value="0.52713073919482967" table:formula="of:=[.J17]/[.J5]" table:style-name="ce8">
            <text:p>0,5</text:p>
          </table:table-cell>
          <table:table-cell office:value-type="float" office:value="0.47278040769007817" table:formula="of:=[.K17]/[.K5]" table:style-name="ce8">
            <text:p>0,5</text:p>
          </table:table-cell>
          <table:table-cell office:value-type="float" office:value="0.44202824916167061" table:formula="of:=[.L17]/[.L5]" table:style-name="ce8">
            <text:p>0,4</text:p>
          </table:table-cell>
          <table:table-cell office:value-type="float" office:value="0.4051956116746015" table:formula="of:=[.M17]/[.M5]" table:style-name="ce8">
            <text:p>0,4</text:p>
          </table:table-cell>
          <table:table-cell table:number-columns-repeated="1637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1" table:style-name="ce9">
            <text:p>Descrição da Máquina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3" table:number-rows-spanned="1" table:style-name="ce10">
            <text:p>SO:Windows 10 pro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3" table:number-rows-spanned="1" table:style-name="ce10">
            <text:p>Kernel: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3" table:number-rows-spanned="1" table:style-name="ce10">
            <text:p>Processador:Intel I7 7700k 4.2ghz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3" table:number-rows-spanned="1" table:style-name="ce10">
            <text:p>Memória:16GB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3" table:number-rows-spanned="1" table:style-name="ce10">
            <text:p>Flags: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Plan2" table:style-name="ta1">
        <table:table-column table:style-name="co1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1">
        <table:table-column table:style-name="co1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19</meta:generator>
    <dc:title/>
    <dc:description/>
    <dc:subject/>
    <meta:initial-creator>Bruno</meta:initial-creator>
    <dc:creator>Marcelo Milbradt</dc:creator>
    <meta:creation-date>2012-07-05T22:39:15Z</meta:creation-date>
    <dc:date>2019-09-24T20:59:40Z</dc:date>
    <meta:editing-cycles>5</meta:editing-cycles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